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64000000384926C12FCAFEAEEE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32cm, 9.199cm, 4.681cm, 20.11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47cm" svg:height="21.716cm" svg:x="1.128cm" svg:y="1.255cm">
          <draw:image xlink:href="Pictures/100000000000064000000384926C12FCAFEAEEE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16:59:56.639570529</meta:creation-date>
    <dc:date>2019-07-22T17:00:59.730064406</dc:date>
    <meta:editing-duration>PT1M7S</meta:editing-duration>
    <meta:editing-cycles>1</meta:editing-cycles>
    <meta:generator>LibreOffice/6.1.5.2$Linux_x86 LibreOffice_project/10$Build-2</meta:generator>
    <meta:document-statistic meta:object-count="1"/>
  </office:meta>
</office:document-meta>
</file>